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cb93" officeooo:paragraph-rsid="000ecb93"/>
    </style:style>
    <style:style style:name="P2" style:family="paragraph" style:parent-style-name="Standard" style:list-style-name="L1">
      <style:text-properties officeooo:rsid="000ecb93" officeooo:paragraph-rsid="000ecb93"/>
    </style:style>
    <style:style style:name="P3" style:family="paragraph" style:parent-style-name="Standard" style:list-style-name="L1">
      <style:text-properties officeooo:rsid="00108e46" officeooo:paragraph-rsid="00108e46"/>
    </style:style>
    <style:style style:name="P4" style:family="paragraph" style:parent-style-name="Standard" style:list-style-name="L1">
      <style:text-properties fo:font-weight="bold" officeooo:rsid="000ecb93" officeooo:paragraph-rsid="000ecb9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tworks are complicated – lecture 6</text:p>
      <text:list xml:id="list5320913721712337623" text:style-name="L1">
        <text:list-item>
          <text:p text:style-name="P2">Organize through protocol</text:p>
        </text:list-item>
        <text:list-item>
          <text:p text:style-name="P2">Layers</text:p>
          <text:list>
            <text:list-item>
              <text:p text:style-name="P2">Each layer implements a service</text:p>
            </text:list-item>
            <text:list-item>
              <text:p text:style-name="P2">Relies on services provided by layer above/below</text:p>
            </text:list-item>
          </text:list>
        </text:list-item>
        <text:list-item>
          <text:p text:style-name="P2">Internet protocol stack (process through stack for networking communication)</text:p>
          <text:list>
            <text:list-item>
              <text:p text:style-name="P2"><text:span text:style-name="T1">Application</text:span> </text:p>
              <text:list>
                <text:list-item>
                  <text:p text:style-name="P2">FTP, SMTP, HTTP</text:p>
                </text:list-item>
              </text:list>
            </text:list-item>
            <text:list-item>
              <text:p text:style-name="P4">Transport</text:p>
              <text:list>
                <text:list-item>
                  <text:p text:style-name="P2">TCP, UDP</text:p>
                </text:list-item>
              </text:list>
            </text:list-item>
            <text:list-item>
              <text:p text:style-name="P4">Network</text:p>
              <text:list>
                <text:list-item>
                  <text:p text:style-name="P2">IP, routing protocols</text:p>
                </text:list-item>
              </text:list>
            </text:list-item>
            <text:list-item>
              <text:p text:style-name="P4">Link</text:p>
              <text:list>
                <text:list-item>
                  <text:p text:style-name="P2">PPP, Ethernet</text:p>
                </text:list-item>
              </text:list>
            </text:list-item>
            <text:list-item>
              <text:p text:style-name="P4">Physical</text:p>
              <text:list>
                <text:list-item>
                  <text:p text:style-name="P2">Cable, wireless</text:p>
                </text:list-item>
              </text:list>
            </text:list-item>
          </text:list>
        </text:list-item>
        <text:list-item>
          <text:p text:style-name="P3">Why layering?</text:p>
          <text:list>
            <text:list-item>
              <text:p text:style-name="P3">Complex systems</text:p>
              <text:list>
                <text:list-item>
                  <text:p text:style-name="P3">Explicit structure allows identification and relationship of complex systems</text:p>
                </text:list-item>
                <text:list-item>
                  <text:p text:style-name="P3">Creates model to understand</text:p>
                </text:list-item>
              </text:list>
            </text:list-item>
            <text:list-item>
              <text:p text:style-name="P3">Modularization eases maintenance and updating complex system</text:p>
              <text:list>
                <text:list-item>
                  <text:p text:style-name="P3">Change of implementation of layer's service is transparent to the rest of the system</text:p>
                </text:list-item>
              </text:list>
            </text:list-item>
          </text:list>
        </text:list-item>
        <text:list-item>
          <text:p text:style-name="P3">Constraints</text:p>
          <text:list>
            <text:list-item>
              <text:p text:style-name="P3">Software for each layer depends only on the services of the software provided by neighboring layers (<text:span text:style-name="T1">well-defined interfaces</text:span>)</text:p>
              <text:list>
                <text:list-item>
                  <text:p text:style-name="P3">Can accept layer above, but layer below needs specifics provided to it</text:p>
                </text:list-item>
              </text:list>
            </text:list-item>
            <text:list-item>
              <text:p text:style-name="P3">The software at layer n at destination receives the same protocol message sent by layer n at the sender (<text:span text:style-name="T1">consistency</text:span>)</text:p>
              <text:list>
                <text:list-item>
                  <text:p text:style-name="P3">Provides capability for testing/replacement</text:p>
                </text:list-item>
              </text:list>
            </text:list-item>
          </text:list>
        </text:list-item>
        <text:list-item>
          <text:p text:style-name="P3">ISO/OSI</text:p>
          <text:list>
            <text:list-item>
              <text:p text:style-name="P3"><text:span text:style-name="T1">Presentation</text:span> – allows applications to interpret meaning of data, encryption, compression, machine-specific conventions (right below application, encryption)</text:p>
            </text:list-item>
            <text:list-item>
              <text:p text:style-name="P3"><text:span text:style-name="T1">Session</text:span> – synchronization, check pointing, recovery of data exchange (right above transport, below presentation)</text:p>
            </text:list-item>
            <text:list-item>
              <text:p text:style-name="P3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10:23:01.233000000</meta:creation-date>
    <dc:date>2014-04-10T10:48:03.416000000</dc:date>
    <meta:editing-duration>PT9M42S</meta:editing-duration>
    <meta:editing-cycles>1</meta:editing-cycles>
    <meta:document-statistic meta:table-count="0" meta:image-count="0" meta:object-count="0" meta:page-count="1" meta:paragraph-count="31" meta:word-count="200" meta:character-count="1280" meta:non-whitespace-character-count="1136"/>
    <meta:generator>LibreOffice/4.2.0.4$Windows_x86 LibreOffice_project/05dceb5d363845f2cf968344d7adab8dcfb2ba71</meta:generator>
  </office:meta>
</office:document-meta>
</file>